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Wingdings" svg:font-family="Wingdings" style:font-pitch="variable"/>
    <style:font-face style:name="Consolas2" svg:font-family="Consolas" style:font-family-generic="modern" style:font-pitch="variable"/>
    <style:font-face style:name="Liberation Sans5" svg:font-family="'Liberation Sans'" style:font-family-generic="modern" style:font-pitch="variable"/>
    <style:font-face style:name="Nachlieli CLM5" svg:font-family="'Nachlieli CLM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3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17.107cm" fo:min-width="22.783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74cm" fo:padding-bottom="0.074cm" fo:padding-left="0.222cm" fo:padding-right="0.074cm" fo:wrap-option="wrap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89cm" fo:padding-bottom="0.089cm" fo:padding-left="0.267cm" fo:padding-right="0.089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93cm" fo:padding-bottom="0.093cm" fo:padding-left="0.278cm" fo:padding-right="0.093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448cm" fo:min-width="5.084cm" fo:padding-top="0.089cm" fo:padding-bottom="0.089cm" fo:padding-left="0.267cm" fo:padding-right="0.089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144cm" fo:min-width="4.477cm" fo:padding-top="0.241cm" fo:padding-bottom="0.241cm" fo:padding-left="0.722cm" fo:padding-right="0.241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8cm"/>
    </style:style>
    <style:style style:name="gr14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4.09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3.75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fo:min-height="1.446cm" fo:min-width="2.61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0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2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fo:min-height="11.049cm" fo:padding-top="0cm" fo:padding-bottom="0cm" fo:padding-left="0cm" fo:padding-right="0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7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2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 draw:fill-color="#ffffff"/>
      <style:text-properties fo:color="#6666ff" fo:font-size="36pt"/>
    </style:style>
    <style:style style:name="P27" style:family="paragraph">
      <style:paragraph-properties fo:margin-left="1.27cm" fo:margin-right="0cm" fo:text-align="start" fo:text-indent="-0.635cm" style:writing-mode="lr-tb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36pt"/>
    </style:style>
    <style:style style:name="P29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31" style:family="paragraph">
      <style:paragraph-properties fo:margin-top="0cm" fo:margin-bottom="0cm" fo:line-height="100%" fo:text-align="center" style:writing-mode="rl-tb"/>
    </style:style>
    <style:style style:name="P32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4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7" style:family="paragraph">
      <style:paragraph-properties fo:margin-top="0cm" fo:margin-bottom="0cm" fo:text-align="star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20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.318cm" fo:margin-bottom="0cm" fo:line-height="100%" fo:text-align="start" style:writing-mode="rl-tb"/>
    </style:style>
    <style:style style:name="P4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top="0cm" fo:margin-bottom="0cm" fo:line-height="100%" fo:text-align="start" style:writing-mode="rl-tb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top="0cm" fo:margin-bottom="0cm" fo:line-height="120%" fo:text-align="start" style:writing-mode="lr-tb"/>
    </style:style>
    <style:style style:name="P49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50" style:family="paragraph">
      <style:paragraph-properties fo:margin-top="0.423cm" fo:margin-bottom="0cm" fo:line-height="100%" fo:text-align="start" style:writing-mode="lr-tb"/>
    </style:style>
    <style:style style:name="P5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2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53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57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5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0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21" style:family="text">
      <style:text-properties fo:color="#6666ff" fo:font-size="36pt"/>
    </style:style>
    <style:style style:name="T22" style:family="text">
      <style:text-properties fo:font-variant="normal" fo:text-transform="none" fo:color="#6666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c0066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rom C to C++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 xml:id="id2" draw:id="id2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2" draw:text-style-name="P11" draw:layer="layout" svg:width="23.282cm" svg:height="17.356cm" svg:x="1.058cm" svg:y="0.847cm">
          <text:p text:style-name="P8"><text:span text:style-name="T4">Why C++ is much more fun than C (C++ FAQ)?</text:span></text:p>
          <text:p text:style-name="P8"><text:span text:style-name="T4"/></text:p>
          <text:list text:style-name="L3">
            <text:list-item>
              <text:p text:style-name="P9"><text:span text:style-name="T5">Classes &amp; methods - OO design</text:span></text:p>
            </text:list-item>
            <text:list-item>
              <text:p text:style-name="P9"><text:span text:style-name="T5">Generic programming - Templates allow for code reuse</text:span></text:p>
            </text:list-item>
            <text:list-item>
              <text:p text:style-name="P9"><text:span text:style-name="T5">Function and operator overloading</text:span></text:p>
            </text:list-item>
            <text:list-item>
              <text:p text:style-name="P9"><text:span text:style-name="T5">Stricter type system (e.g. function args)</text:span></text:p>
            </text:list-item>
            <text:list-item>
              <text:p text:style-name="P9"><text:span text:style-name="T5">Some run-time checks &amp; memory control</text:span></text:p>
            </text:list-item>
          </text:list>
          <text:p text:style-name="P9"><text:span text:style-name="T6"/></text:p>
          <text:p text:style-name="P10"><text:span text:style-name="T6">A common and mature language that gives you high level and low level control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 xml:id="id3" draw:id="id3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12" draw:layer="layout" svg:width="23.282cm" svg:height="17.356cm" svg:x="1.058cm" svg:y="0.847cm">
          <text:p text:style-name="P8"><text:span text:style-name="T4">Why C++ is much more fun than C (C++ FQA)?</text:span></text:p>
          <text:p text:style-name="P8"><text:span text:style-name="T4"/></text:p>
          <text:list text:style-name="L3">
            <text:list-item>
              <text:p text:style-name="P9"><text:span text:style-name="T7">Tons of corner cases</text:span></text:p>
            </text:list-item>
            <text:list-item>
              <text:p text:style-name="P9"><text:span text:style-name="T7">Duplicate features</text:span></text:p>
            </text:list-item>
            <text:list-item>
              <text:p text:style-name="P9"><text:span text:style-name="T7">Cryptic syntax </text:span></text:p>
            </text:list-item>
            <text:list-item>
              <text:p text:style-name="P9"><text:span text:style-name="T7">Undecidable syntax (uncompilable progarms!)</text:span></text:p>
            </text:list-item>
            <text:list-item>
              <text:p text:style-name="P9"><text:span text:style-name="T7">No two compilers agree on it</text:span></text:p>
            </text:list-item>
          </text:list>
          <text:p text:style-name="P9"><text:span text:style-name="T7"/></text:p>
          <text:p text:style-name="P10"><text:span text:style-name="T6">Probably one of the hardest computer languages to master. 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ריק" xml:id="id4" draw:id="id4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14" draw:layer="layout" svg:width="23.282cm" svg:height="17.356cm" svg:x="1.058cm" svg:y="0.847cm">
          <text:p text:style-name="P8"><text:span text:style-name="T4">C++ vs. Java</text:span></text:p>
          <text:p text:style-name="P13"><text:span text:style-name="T9">Java is much simpler to program - </text:span><text:span text:style-name="T9"><text:line-break/></text:span><text:span text:style-name="T10">removes many <text:s/>ambiguous and duplicate featues.</text:span></text:p>
          <text:p text:style-name="P13"><text:span text:style-name="T10"/></text:p>
          <text:p text:style-name="P8"><text:span text:style-name="T11">So why use C++ at all?</text:span></text:p>
          <text:list text:style-name="L3">
            <text:list-item>
              <text:p text:style-name="P9"><text:span text:style-name="T12">Basis to other languages</text:span><text:span text:style-name="T13">. Many other languages and operating systems are written in C/C++ (e.g Java, Python, Windows, Unix/Linux, Mac…). </text:span></text:p>
            </text:list-item>
            <text:list-item>
              <text:p text:style-name="P9"><text:span text:style-name="T12">Understanding</text:span><text:span text:style-name="T13">. With C++ you must understand what the computer is doing under the hood.</text:span></text:p>
            </text:list-item>
            <text:list-item>
              <text:p text:style-name="P9"><text:span text:style-name="T12">Zero-cost abstraction.</text:span><text:span text:style-name="T13"> tight memory and time management – important in embedded systems and real-time systems.</text:span></text:p>
            </text:list-item>
            <text:list-item>
              <text:p text:style-name="P9"><text:span text:style-name="T12">Common in big systems</text:span><text:span text:style-name="T13">. Google, Facebook and other big companies use (also) C++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 xml:id="id5" draw:id="id5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5" draw:text-style-name="P17" draw:layer="layout" svg:width="7cm" svg:height="2.043cm" svg:x="-0.249cm" svg:y="9.133cm">
            <text:p text:style-name="P16"><text:span text:style-name="T15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6.241cm" svg:y="9.133cm">
            <text:p text:style-name="P18"><text:span text:style-name="T16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0.84cm" svg:y="9.133cm">
            <text:p text:style-name="P18"><text:span text:style-name="T16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5.438cm" svg:y="9.133cm">
            <text:p text:style-name="P18"><text:span text:style-name="T16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17" draw:layer="layout" svg:width="5.109cm" svg:height="2.043cm" svg:x="20.037cm" svg:y="9.133cm">
            <text:p text:style-name="P19"><text:span text:style-name="T17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8" draw:text-style-name="P20" draw:layer="layout" svg:width="5.079cm" svg:height="2.283cm" svg:x="6.35cm" svg:y="6.234cm">
          <text:p text:style-name="P13"><text:span text:style-name="T18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21" draw:layer="layout" svg:width="4.656cm" svg:height="2.283cm" svg:x="11.001cm" svg:y="11.21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21" draw:layer="layout" svg:width="4.444cm" svg:height="4.315cm" svg:x="15.75cm" svg:y="4.657cm">
          <text:p text:style-name="P13"><text:span text:style-name="T18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" draw:text-style-name="P21" draw:layer="layout" svg:width="4.444cm" svg:height="7.363cm" svg:x="20.532cm" svg:y="1.693cm">
          <text:p text:style-name="P13"><text:span text:style-name="T18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1" draw:layer="layout" svg:width="4.656cm" svg:height="2.283cm" svg:x="20.195cm" svg:y="11.23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21" draw:layer="layout" svg:width="4.656cm" svg:height="2.283cm" svg:x="15.685cm" svg:y="11.218cm">
          <text:p text:style-name="P8"><text:span text:style-name="T18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9" draw:text-style-name="P4" draw:layer="layout" svg:width="23.706cm" svg:height="3.174cm" svg:x="1.145cm" svg:y="14.393cm">
          <text:p text:style-name="P3"><text:span text:style-name="T19">We’ll learn parts of C++-11, 14, 17,</text:span></text:p>
          <text:p text:style-name="P3"><text:span text:style-name="T19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 xml:id="id6" draw:id="id6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0" draw:text-style-name="P22" draw:layer="layout" svg:width="9.065cm" svg:height="3.625cm" svg:x="0.007cm" svg:y="8.347cm">
            <text:p text:style-name="P18"><text:span text:style-name="T16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22" draw:layer="layout" svg:width="9.065cm" svg:height="3.625cm" svg:x="8.167cm" svg:y="8.347cm">
            <text:p text:style-name="P18"><text:span text:style-name="T16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24" draw:layer="layout" svg:width="9.065cm" svg:height="3.625cm" svg:x="16.326cm" svg:y="8.347cm">
            <text:p text:style-name="P23"><text:span text:style-name="T20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 xml:id="id7" draw:id="id7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asic Unix commands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2" draw:text-style-name="P26" draw:layer="layout" svg:width="12.954cm" svg:height="13.049cm" svg:x="0.508cm" svg:y="3.556cm">
          <draw:text-box>
            <text:p><text:span text:style-name="T21">ls</text:span></text:p>
            <text:p><text:span text:style-name="T21">ls -latr</text:span></text:p>
            <text:p text:style-name="P25"><text:span text:style-name="T22">cd [dirname]</text:span></text:p>
            <text:p text:style-name="P25"><text:span text:style-name="T22">mkdir [dirname]</text:span></text:p>
            <text:p text:style-name="P25"><text:span text:style-name="T22">cat [filename]</text:span></text:p>
            <text:p text:style-name="P25"><text:span text:style-name="T22">nano [filename]</text:span></text:p>
            <text:p text:style-name="P25"><text:span text:style-name="T22">grep [word] </text:span></text:p>
            <text:p text:style-name="P25"><text:span text:style-name="T22">source [filename]</text:span></text:p>
            <text:p text:style-name="P25"><text:span text:style-name="T22">rm [filename]</text:span></text:p>
          </draw:text-box>
        </draw:frame>
        <draw:frame draw:style-name="gr13" draw:text-style-name="P28" draw:layer="layout" svg:width="12.7cm" svg:height="13.078cm" svg:x="12.954cm" svg:y="3.048cm">
          <draw:text-box>
            <text:p text:style-name="P25"><text:span text:style-name="T23"><text:s/></text:span><text:span text:style-name="T23">grep … &lt; input.txt</text:span></text:p>
            <text:p text:style-name="P25"><text:span text:style-name="T23"><text:s/></text:span><text:span text:style-name="T23">grep ... &gt; <text:s/>output.txt</text:span></text:p>
            <text:p text:style-name="P25"><text:span text:style-name="T23"><text:s/></text:span><text:span text:style-name="T23">ls -latr | grep bash</text:span></text:p>
            <text:p text:style-name="P27"><text:span text:style-name="T24"/></text:p>
            <text:p text:style-name="P27"><text:span text:style-name="T24"/></text:p>
            <text:p text:style-name="P27"><text:span text:style-name="T24"/></text:p>
            <text:p text:style-name="P27"><text:span text:style-name="T25">su</text:span></text:p>
            <text:p text:style-name="P27"><text:span text:style-name="T25">exit</text:span></text:p>
            <text:p text:style-name="P27"><text:span text:style-name="T25">sudo apt install ... 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כותרת_20_ותוכן" presentation:presentation-page-layout-name="AL2T11" xml:id="id8" draw:id="id8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rom Source to Execution</text:span></text:p>
          </draw:text-box>
        </draw:frame>
        <draw:frame draw:name="מציין מיקום של כותרת תחתונה 3" presentation:style-name="pr9" draw:text-style-name="P30" draw:layer="layout" svg:width="25.036cm" svg:height="18.592cm" svg:x="0.178cm" svg:y="0.194cm" presentation:class="footer" presentation:user-transformed="true">
          <draw:text-box>
            <text:p text:style-name="P29"><text:span text:style-name="T16">CSU0027 - System Programming, NTNU CSIE</text:span></text:p>
          </draw:text-box>
        </draw:frame>
        <draw:frame draw:name="מציין מיקום של מספר שקופית 4" presentation:style-name="pr10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text:span text:style-name="T3"> / 99</text:span></text:p>
          </draw:text-box>
        </draw:frame>
        <draw:line draw:name="Line 3" draw:style-name="gr14" draw:text-style-name="P21" draw:layer="layout" svg:x1="0.178cm" svg:y1="8.89cm" svg:x2="1.702cm" svg:y2="9.313cm">
          <text:p/>
        </draw:line>
        <draw:custom-shape draw:name="Text Box 4" draw:style-name="gr15" draw:text-style-name="P32" draw:layer="layout" svg:width="3.213cm" svg:height="1.945cm" svg:x="0.089cm" svg:y="5.675cm">
          <text:p text:style-name="P31"><text:span text:style-name="T26">Source</text:span></text:p>
          <text:p text:style-name="P31"><text:span text:style-name="T26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16" draw:text-style-name="P33" draw:layer="layout" svg:width="4.598cm" svg:height="2.596cm" svg:x="1.702cm" svg:y="7.929cm">
          <text:p text:style-name="P8"><text:span text:style-name="T27">Preprocessor</text:span></text:p>
          <text:p text:style-name="P8"><text:span text:style-name="T28">clang</text:span></text:p>
          <text:p text:style-name="P8"><text:span text:style-name="T2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16" draw:text-style-name="P32" draw:layer="layout" svg:width="4.598cm" svg:height="2.596cm" svg:x="8.506cm" svg:y="7.929cm">
          <text:p text:style-name="P31"><text:span text:style-name="T27">Compiler</text:span></text:p>
          <text:p text:style-name="P8"><text:span text:style-name="T28">clang </text:span><text:span text:style-name="T28"><text:line-break/></text:span><text:span text:style-name="T2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14" draw:text-style-name="P21" draw:layer="layout" svg:x1="13.185cm" svg:y1="9.317cm" svg:x2="17.105cm" svg:y2="9.326cm">
          <text:p/>
        </draw:line>
        <draw:custom-shape draw:name="Text Box 8" draw:style-name="gr15" draw:text-style-name="P32" draw:layer="layout" svg:width="3.568cm" svg:height="1.945cm" svg:x="13.196cm" svg:y="6.858cm">
          <text:p text:style-name="P31"><text:span text:style-name="T26">Assembly</text:span></text:p>
          <text:p text:style-name="P31"><text:span text:style-name="T2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1" draw:layer="layout" svg:x1="6.389cm" svg:y1="9.326cm" svg:x2="8.506cm" svg:y2="9.327cm">
          <text:p/>
        </draw:line>
        <draw:custom-shape draw:name="AutoShape 10" draw:style-name="gr16" draw:text-style-name="P32" draw:layer="layout" svg:width="4.598cm" svg:height="2.596cm" svg:x="17.101cm" svg:y="7.924cm">
          <text:p text:style-name="P31"><text:span text:style-name="T27">Assembler</text:span></text:p>
          <text:p text:style-name="P8"><text:span text:style-name="T28">as </text:span><text:span text:style-name="T29">or</text:span><text:span text:style-name="T28"> clang </text:span><text:span text:style-name="T28"><text:line-break/></text:span><text:span text:style-name="T2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14" draw:text-style-name="P21" draw:layer="layout" svg:x1="19.901cm" svg:y1="10.521cm" svg:x2="19.902cm" svg:y2="13.524cm">
          <text:p/>
        </draw:line>
        <draw:custom-shape draw:name="Text Box 12" draw:style-name="gr15" draw:text-style-name="P32" draw:layer="layout" svg:width="4.47cm" svg:height="1.945cm" svg:x="15.431cm" svg:y="10.922cm">
          <text:p text:style-name="P31"><text:span text:style-name="T26">Object</text:span></text:p>
          <text:p text:style-name="P31"><text:span text:style-name="T2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16" draw:text-style-name="P32" draw:layer="layout" svg:width="4.598cm" svg:height="2.596cm" svg:x="17.101cm" svg:y="13.529cm">
          <text:p text:style-name="P31"><text:span text:style-name="T27">Linker</text:span></text:p>
          <text:p text:style-name="P8"><text:span text:style-name="T28">ld </text:span><text:span text:style-name="T29">or</text:span><text:span text:style-name="T28"> clang </text:span><text:span text:style-name="T28"><text:line-break/></text:span><text:span text:style-name="T2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15" draw:text-style-name="P32" draw:layer="layout" svg:width="4.356cm" svg:height="1.098cm" svg:x="12.987cm" svg:y="13.622cm">
          <text:p text:style-name="P31"><text:span text:style-name="T2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7" draw:text-style-name="P32" draw:layer="layout" svg:width="4.259cm" svg:height="2.596cm" svg:x="8.903cm" svg:y="13.525cm">
          <text:p text:style-name="P31"><text:span text:style-name="T2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14" draw:text-style-name="P21" draw:layer="layout" svg:x1="17.1cm" svg:y1="14.926cm" svg:x2="13.101cm" svg:y2="14.927cm">
          <text:p/>
        </draw:line>
        <draw:custom-shape draw:name="AutoShape 19" draw:style-name="gr18" draw:text-style-name="P34" draw:layer="layout" svg:width="4.4cm" svg:height="2.398cm" svg:x="20.501cm" svg:y="10.724cm">
          <text:p text:style-name="P31"><text:span text:style-name="T3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18" draw:text-style-name="P34" draw:layer="layout" svg:width="4.4cm" svg:height="2.398cm" svg:x="8.046cm" svg:y="10.668cm">
          <text:p text:style-name="P31"><text:span text:style-name="T3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15" draw:text-style-name="P32" draw:layer="layout" svg:width="5.071cm" svg:height="1.945cm" svg:x="5.588cm" svg:y="5.675cm">
          <text:p text:style-name="P8"><text:span text:style-name="T26">Preprocessed </text:span><text:span text:style-name="T26"><text:line-break/></text:span><text:span text:style-name="T2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frame draw:name="Rectangle 7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31"><text:page-number>&lt;number&gt;</text:page-number></text:span></text:p>
            </draw:text-box>
          </draw:frame>
          <draw:page-thumbnail draw:name="Rectangle 2" draw:style-name="gr1" draw:layer="layout" svg:width="14.216cm" svg:height="10.662cm" svg:x="2.752cm" svg:y="2.134cm" draw:page-number="8" presentation:class="page"/>
          <draw:frame draw:name="Rectangle 3" presentation:style-name="pr12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ee also: Compiler Drivers in </text:span><text:span text:style-name="T33">“Linkers and Loaders,” p.18</text:span></text:p>
            </draw:text-box>
          </draw:frame>
        </presentation:notes>
      </draw:page>
      <draw:page draw:name="page9" draw:style-name="dp3" draw:master-page-name="שקופית_20_כותרת" presentation:presentation-page-layout-name="AL1T0" xml:id="id9" draw:id="id9">
        <draw:frame draw:name="Subtitle 4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39"><text:span text:style-name="T34">Fill in missing types from C, </text:span></text:p>
            <text:p text:style-name="P39"><text:span text:style-name="T34">in somewhat crude way</text:span></text:p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4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 xml:id="id10" draw:id="id10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508cm" svg:y="2.372cm" presentation:class="outline" presentation:user-transformed="true">
          <draw:text-box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#include</text:span><text:span text:style-name="T36"> </text:span><text:span text:style-name="T37">&lt;string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std::</text:span><text:span text:style-name="T35">string</text:span><text:span text:style-name="T36"> str; </text:span><text:span text:style-name="T36"><text:line-break/></text:span><text:span text:style-name="T36">   </text:span><text:span text:style-name="T35">int</text:span><text:span text:style-name="T36"> a; </text:span><text:span text:style-name="T36"><text:line-break/></text:span><text:span text:style-name="T36">   </text:span><text:span text:style-name="T35">double</text:span><text:span text:style-name="T36"> b; </text:span><text:span text:style-name="T36"><text:line-break/></text:span><text:span text:style-name="T36">   std::cin &gt;&gt; str &gt;&gt; a &gt;&gt; b; </text:span><text:span text:style-name="T36"><text:line-break/></text:span><text:span text:style-name="T36">   </text:span><text:span text:style-name="T35">if</text:span><text:span text:style-name="T36">(std::cin.fail()) </text:span><text:span text:style-name="T36"><text:line-break/></text:span><text:span text:style-name="T36">   { </text:span><text:span text:style-name="T36"><text:line-break/></text:span><text:span text:style-name="T36">      std::cerr &lt;&lt; </text:span><text:span text:style-name="T37">"input problem\n"</text:span><text:span text:style-name="T36">; </text:span><text:span text:style-name="T36"><text:line-break/></text:span><text:span text:style-name="T36">      </text:span><text:span text:style-name="T35">return</text:span><text:span text:style-name="T36"> </text:span><text:span text:style-name="T38">1</text:span><text:span text:style-name="T36">; </text:span><text:span text:style-name="T36"><text:line-break/></text:span><text:span text:style-name="T36">   } </text:span><text:span text:style-name="T36"><text:line-break/></text:span><text:span text:style-name="T36">   std::cout &lt;&lt; </text:span><text:span text:style-name="T37">"I got: "</text:span><text:span text:style-name="T36">&lt;&lt; str &lt;&lt; </text:span><text:span text:style-name="T37">' '</text:span><text:span text:style-name="T36"> </text:span><text:span text:style-name="T36"><text:line-break/></text:span><text:span text:style-name="T36">   &lt;&lt; a &lt;&lt; </text:span><text:span text:style-name="T37">' '</text:span><text:span text:style-name="T36"> &lt;&lt; b &lt;&lt; std::endl; </text:span><text:span text:style-name="T36"><text:line-break/></text:span><text:span text:style-name="T36">} </text:span></text:p>
          </draw:text-box>
        </draw:frame>
        <draw:custom-shape draw:name="Text Box 4" draw:style-name="gr19" draw:text-style-name="P21" draw:layer="layout" svg:width="12.593cm" svg:height="2.859cm" svg:x="11.324cm" svg:y="2.813cm">
          <text:p text:style-name="P42"><text:span text:style-name="T18">More about string functions</text:span><text:span text:style-name="T18">:</text:span></text:p>
          <text:p text:style-name="P43"><text:span text:style-name="T39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trings are *similar* but not the same as java strings. </text:span></text:p>
              <text:p text:style-name="P37"><text:span text:style-name="T32">They are not part of the language but part of the standard library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 xml:id="id11" draw:id="id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635cm" svg:y="2.752cm" presentation:class="outline" presentation:user-transformed="true">
          <draw:text-box>
            <text:p text:style-name="P44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</text:span><text:span text:style-name="T35">int</text:span><text:span text:style-name="T36"> a = </text:span><text:span text:style-name="T38">5</text:span><text:span text:style-name="T36">; </text:span><text:span text:style-name="T36"><text:line-break/></text:span><text:span text:style-name="T36">   </text:span><text:span text:style-name="T35">bool</text:span><text:span text:style-name="T36"> isZero = (a == </text:span><text:span text:style-name="T38">0</text:span><text:span text:style-name="T36">); </text:span></text:p>
            <text:p text:style-name="P44"><text:span text:style-name="T41"><text:s text:c="3"/></text:span><text:span text:style-name="T41">// same conditions </text:span><text:span text:style-name="T36"><text:line-break/></text:span><text:span text:style-name="T36">   </text:span><text:span text:style-name="T35">if</text:span><text:span text:style-name="T36">(!isZero &amp;&amp; isZero==</text:span><text:span text:style-name="T35">false</text:span><text:span text:style-name="T36"> &amp;&amp; </text:span><text:span text:style-name="T36"><text:line-break/></text:span><text:span text:style-name="T36">   isZero!=</text:span><text:span text:style-name="T35">true</text:span><text:span text:style-name="T36"> &amp;&amp; <text:s/>!!! isZero &amp;&amp; a ) </text:span><text:span text:style-name="T41"><text:line-break/></text:span><text:span text:style-name="T41"> <text:s text:c="2"/></text:span><text:span text:style-name="T36">{ </text:span><text:span text:style-name="T36"><text:line-break/></text:span><text:span text:style-name="T36">      std::cout &lt;&lt; </text:span><text:span text:style-name="T37">"a is not zero\n"</text:span><text:span text:style-name="T36">; </text:span><text:span text:style-name="T36"><text:line-break/></text:span><text:span text:style-name="T36">   } </text:span><text:span text:style-name="T36"><text:line-break/></text:span><text:span text:style-name="T36">} </text:span><text:span text:style-name="T36"><text:line-break/></text:span><text:span text:style-name="T36"><text:line-break/></text:span><text:span text:style-name="T36"/></text:p>
            <text:p text:style-name="P44"><text:span text:style-name="T36"><text:line-break/></text:span><text:span text:style-name="T36"/></text:p>
          </draw:text-box>
        </draw:frame>
        <draw:custom-shape draw:name="TextBox 1" draw:style-name="gr20" draw:text-style-name="P46" draw:layer="layout" svg:width="3.809cm" svg:height="2.283cm" svg:x="12.747cm" svg:y="4.657cm">
          <text:p text:style-name="P45"><text:span text:style-name="T18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21" draw:text-style-name="P46" draw:layer="layout" svg:width="3.809cm" svg:height="1.269cm" svg:x="2.28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22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C++-11 enum class" draw:style-name="dp3" draw:master-page-name="כותרת_20_ותוכן" presentation:presentation-page-layout-name="AL2T11" xml:id="id12" draw:id="id12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15"><text:span text:style-name="T14">C++-11 enum class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8" draw:text-style-name="P21" draw:layer="layout" svg:width="24.341cm" svg:height="7.36cm" svg:x="0.423cm" svg:y="11.43cm">
          <text:p text:style-name="P48"><text:span text:style-name="T42">Season curr_season;</text:span><text:span text:style-name="T42"><text:line-break/></text:span><text:span text:style-name="T42">curr_season= </text:span><text:span text:style-name="T43">Season::AUTUMN;</text:span></text:p>
          <text:p text:style-name="P48"><text:span text:style-name="T42">curr_season= SUMMER; </text:span><text:span text:style-name="T44">// won’t compile! (good)</text:span></text:p>
          <text:p text:style-name="P48"><text:span text:style-name="T42">curr_season= 19; </text:span><text:span text:style-name="T44">// won’t compile! (good)</text:span></text:p>
          <text:p text:style-name="P48"><text:span text:style-name="T45">int</text:span><text:span text:style-name="T42"> prev_season= Season::SUMMER; </text:span><text:span text:style-name="T44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8" draw:text-style-name="P21" draw:layer="layout" svg:width="17.779cm" svg:height="7.362cm" svg:x="0.423cm" svg:y="3.787cm">
          <text:p text:style-name="P48"><text:span text:style-name="T45">enum </text:span><text:span text:style-name="T46">class</text:span><text:span text:style-name="T42"> Season : </text:span><text:span text:style-name="T46">char</text:span><text:span text:style-name="T42"> {</text:span></text:p>
          <text:p text:style-name="P48"><text:span text:style-name="T42"><text:tab/></text:span><text:span text:style-name="T42">WINTER,</text:span><text:span text:style-name="T42"><text:tab/></text:span><text:span text:style-name="T47">// = 0 by default</text:span></text:p>
          <text:p text:style-name="P48"><text:span text:style-name="T47"><text:tab/></text:span><text:span text:style-name="T42">SPRING,</text:span><text:span text:style-name="T42"><text:tab/></text:span><text:span text:style-name="T47">// = WINTER + 1</text:span></text:p>
          <text:p text:style-name="P48"><text:span text:style-name="T47"><text:tab/></text:span><text:span text:style-name="T42">SUMMER,</text:span><text:span text:style-name="T47"><text:tab/></text:span><text:span text:style-name="T47">// = WINTER + 2 </text:span><text:span text:style-name="T47"><text:line-break/></text:span><text:span text:style-name="T47"><text:tab/></text:span><text:span text:style-name="T42">AUTUMN</text:span><text:span text:style-name="T42"><text:tab/></text:span><text:span text:style-name="T47">// = WINTER + 3</text:span><text:span text:style-name="T47"><text:line-break/></text:span><text:span text:style-name="T4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שקופית_20_כותרת" presentation:presentation-page-layout-name="AL1T0" xml:id="id13" draw:id="id13">
        <draw:frame draw:name="Subtitle 5" presentation:style-name="pr17" draw:text-style-name="P2" draw:layer="layout" svg:width="17.779cm" svg:height="7.619cm" svg:x="3.598cm" svg:y="8.89cm" presentation:class="subtitle" presentation:user-transformed="true">
          <draw:text-box>
            <text:p text:style-name="P39"><text:span text:style-name="T48">Understand and remember.</text:span></text:p>
            <text:p text:style-name="P39"><text:span text:style-name="T48"/></text:p>
            <text:list text:style-name="L5">
              <text:list-item>
                <text:p text:style-name="P40"><text:span text:style-name="T34">More than syntactic sugar.</text:span></text:p>
              </text:list-item>
              <text:list-item>
                <text:p text:style-name="P40"><text:span text:style-name="T34">This is how a lot of stuff works under the hood (e.g. inheritance)</text:span></text:p>
              </text:list-item>
            </text:list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ading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 xml:id="id14" draw:id="id14">
        <draw:frame draw:name="Rectangle 3" presentation:style-name="pr15" draw:text-style-name="P49" draw:layer="layout" svg:width="23.706cm" svg:height="15.874cm" svg:x="0.847cm" svg:y="2.54cm" presentation:class="outline" presentation:user-transformed="true">
          <draw:text-box>
            <text:p text:style-name="P40"><text:span text:style-name="T35">#include</text:span><text:span text:style-name="T36"> </text:span><text:span text:style-name="T37">&lt;stdio.h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)\n"</text:span><text:span text:style-name="T36">)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%d)\n"</text:span><text:span text:style-name="T36">, n)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</text:span><text:span text:style-name="T36"><text:line-break/></text:span><text:span text:style-name="T36">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   </text:span><text:span text:style-name="T35">return</text:span><text:span text:style-name="T36"> </text:span><text:span text:style-name="T38">0</text:span><text:span text:style-name="T36">; </text:span><text:span text:style-name="T36"><text:line-break/></text:span><text:span text:style-name="T36">} </text:span></text:p>
          </draw:text-box>
        </draw:frame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on overloading - C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line draw:name="Line 4" draw:style-name="gr23" draw:text-style-name="P21" draw:layer="layout" svg:x1="14.816cm" svg:y1="2.813cm" svg:x2="14.817cm" svg:y2="18.485cm">
          <text:p/>
        </draw:line>
        <draw:custom-shape draw:name="Text Box 5" draw:style-name="gr24" draw:text-style-name="P21" draw:layer="layout" svg:width="9.63cm" svg:height="6.857cm" svg:x="15.24cm" svg:y="2.813cm">
          <text:p text:style-name="P50"><text:span text:style-name="T18">Compilation output:</text:span></text:p>
          <text:p text:style-name="P13"><text:span text:style-name="T50"/></text:p>
          <text:p text:style-name="P13"><text:span text:style-name="T51">Error:</text:span></text:p>
          <text:p text:style-name="P13"><text:span text:style-name="T5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 xml:id="id15" draw:id="id15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on overloading – C++</text:span></text:p>
          </draw:text-box>
        </draw:frame>
        <draw:frame draw:name="מציין מיקום של מספר שקופית 4" presentation:style-name="pr7" draw:text-style-name="P5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2" draw:layer="layout" svg:width="23.706cm" svg:height="15.874cm" svg:x="0.854cm" svg:y="1.757cm" presentation:class="outline" presentation:user-transformed="true">
          <draw:text-box>
            <text:p text:style-name="P40"><text:span text:style-name="T35"/></text:p>
            <text:p text:style-name="P40"><text:span text:style-name="T35"/></text:p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{</text:span><text:span text:style-name="T36"><text:line-break/></text:span><text:span text:style-name="T36">   std::cout &lt;&lt; </text:span><text:span text:style-name="T37">"foo()\n"</text:span><text:span text:style-name="T36">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{ </text:span><text:span text:style-name="T36"><text:line-break/></text:span><text:span text:style-name="T36">   std::cout&lt;&lt;</text:span><text:span text:style-name="T37">"foo("</text:span><text:span text:style-name="T36">&lt;&lt;n&lt;&lt;</text:span><text:span text:style-name="T37">")\n"</text:span><text:span text:style-name="T36">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53" draw:layer="layout" svg:width="9.101cm" svg:height="6.689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12)</text:span></text:p>
          <text:p text:style-name="P13"><text:span text:style-name="T52">foo(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5" draw:layer="layout" svg:width="14.463cm" svg:height="12.787cm" svg:x="2.628cm" svg:y="13.507cm" presentation:class="notes" presentation:user-transformed="true">
            <draw:text-box>
              <text:p text:style-name="P54"><text:span text:style-name="T32">How does the compiler solve this in the object file? Name mangeling</text:span></text:p>
              <text:p text:style-name="P54"><text:span text:style-name="T32">void Foo() becomes for example foo@void and foo(int) may become foo@I32</text:span></text:p>
            </draw:text-box>
          </draw:frame>
          <draw:frame draw:name="מציין מיקום של מספר שקופית 3" presentation:style-name="pr11" draw:text-style-name="P5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 xml:id="id16" draw:id="id16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Default parameter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7" draw:layer="layout" svg:width="23.706cm" svg:height="15.874cm" svg:x="0.847cm" svg:y="2.328cm" presentation:class="outline" presentation:user-transformed="true">
          <draw:text-box>
            <text:p text:style-name="P40"><text:span text:style-name="T53"/></text:p>
            <text:p text:style-name="P40"><text:span text:style-name="T53">#include</text:span><text:span text:style-name="T54"> </text:span><text:span text:style-name="T55">&lt;iostream&gt;</text:span><text:span text:style-name="T54"> </text:span><text:span text:style-name="T54"><text:line-break/></text:span><text:span text:style-name="T54"/></text:p>
            <text:p text:style-name="P40"><text:span text:style-name="T53">void</text:span><text:span text:style-name="T54"> </text:span><text:span text:style-name="T56">foo</text:span><text:span text:style-name="T54">(</text:span><text:span text:style-name="T53">int</text:span><text:span text:style-name="T54"> n=5) </text:span><text:span text:style-name="T54"><text:line-break/></text:span><text:span text:style-name="T54">{ </text:span><text:span text:style-name="T54"><text:line-break/></text:span><text:span text:style-name="T54">   std::cout &lt;&lt; n; </text:span><text:span text:style-name="T54"><text:line-break/></text:span><text:span text:style-name="T54">} </text:span></text:p>
            <text:p text:style-name="P40"><text:span text:style-name="T54"><text:line-break/></text:span><text:span text:style-name="T53">int</text:span><text:span text:style-name="T54"> </text:span><text:span text:style-name="T56">main</text:span><text:span text:style-name="T54">() </text:span><text:span text:style-name="T54"><text:line-break/></text:span><text:span text:style-name="T54">{ </text:span><text:span text:style-name="T54"><text:line-break/></text:span><text:span text:style-name="T54">      foo(); </text:span><text:span text:style-name="T54"><text:line-break/></text:span><text:span text:style-name="T54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21" draw:layer="layout" svg:width="9.101cm" svg:height="5.673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5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54"><text:span text:style-name="T32">How does the compiler solve this in the object file? Name mangeling</text:span></text:p>
              <text:p text:style-name="P54"><text:span text:style-name="T32">void Foo() becomes for example foo@void and foo(int) may become foo@I32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Overload resolution" draw:style-name="dp3" draw:master-page-name="כותרת_20_ותוכן" presentation:presentation-page-layout-name="AL2T11" xml:id="id17" draw:id="id17">
        <draw:frame draw:name="Title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Overload resolution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Content Placeholder 3" presentation:style-name="pr15" draw:text-style-name="P41" draw:layer="layout" svg:width="23.706cm" svg:height="12.954cm" svg:x="0.678cm" svg:y="3.302cm" presentation:class="outline" presentation:user-transformed="true">
          <draw:text-box>
            <text:list text:style-name="L6">
              <text:list-item>
                <text:p text:style-name="P58"><text:span text:style-name="T57">Find all functions with same name “candidates”. Let’s call them O1.</text:span></text:p>
              </text:list-item>
              <text:list-item>
                <text:p text:style-name="P58"><text:span text:style-name="T57">Find O2 subset of O1 which have the correct number of arguments - <text:s/>“viable candidates”</text:span></text:p>
              </text:list-item>
              <text:list-item>
                <text:p text:style-name="P58"><text:span text:style-name="T57">Find O3 subset of O2 with best matching arguments.</text:span></text:p>
              </text:list-item>
            </text:list>
            <text:p text:style-name="P40"><text:span text:style-name="T57"><text:tab/></text:span><text:span text:style-name="T57">if |O3|=1</text:span></text:p>
            <text:p text:style-name="P40"><text:span text:style-name="T57"><text:tab/></text:span><text:span text:style-name="T57"><text:tab/></text:span><text:span text:style-name="T57"> </text:span><text:span text:style-name="T57">use that function.</text:span></text:p>
            <text:p text:style-name="P40"><text:span text:style-name="T57"><text:tab/></text:span><text:span text:style-name="T57">else (0 or more than 1):</text:span></text:p>
            <text:p text:style-name="P40"><text:span text:style-name="T57"><text:tab/></text:span><text:span text:style-name="T57"><text:tab/></text:span><text:span text:style-name="T57"> </text:span><text:span text:style-name="T57">emit compilation error.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Wingdings" svg:font-family="Wingdings" style:font-pitch="variable"/>
    <style:font-face style:name="Consolas2" svg:font-family="Consolas" style:font-family-generic="modern" style:font-pitch="variable"/>
    <style:font-face style:name="Liberation Sans5" svg:font-family="'Liberation Sans'" style:font-family-generic="modern" style:font-pitch="variable"/>
    <style:font-face style:name="Nachlieli CLM5" svg:font-family="'Nachlieli CLM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7</meta:editing-cycles>
    <meta:print-date>1999-11-04T13:06:28</meta:print-date>
    <meta:creation-date>1999-10-10T10:49:40</meta:creation-date>
    <dc:date>2018-02-13T09:26:28.458612189</dc:date>
    <meta:editing-duration>P27DT6H23M38S</meta:editing-duration>
    <meta:generator>LibreOffice/5.1.6.2$Linux_X86_64 LibreOffice_project/10m0$Build-2</meta:generator>
    <meta:document-statistic meta:object-count="18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